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h bah putain, c'est pas trop tôt ! J'commençais à avoir sacrément mal au cul, moi...</text:p>
      <text:p text:style-name="Standard"/>
      <text:p text:style-name="Standard">Le regard assassin que lui lança le chef de son escadron n'obtint pour réponse qu'un sourire outrageusement provocateur. Eléonore posait enfin le pied sur la terre ferme, après un voyage céleste beaucoup trop long à son goût. Et elle disait vrai. Ses muscles étaient ankylosés de n'avoir pas bougé pendant si longtemps et son arrière-train ne semblait pas avoir apprécié à sa juste valeur le confort offert par la selle en cuir de sa monture. Dans une grimace exagérée, elle s'adonna à quelques exercices d'étirement ainsi que quelques pas histoire de se dégourdir les jambes, avant de revenir vers l'animal ailé qui l'avait transportée tout le long pour lui flatter l'encolure puis lui donner une tape sur le dos, signe qu'il était désormais libéré de son fardeau. Les membres restants de l'expédition arrivaient par petits groupes au port de Shüren -faute d'avoir un véritable aéroport et se rassemblaient ensuite par unité, aussi la Zagashienne en fit de même et rejoignit son « régiment ».</text:p>
      <text:p text:style-name="Standard"/>
      <text:p text:style-name="Standard">Le responsable de leur petite équipe vérifia qu'ils étaient tous présents puis les emmena. Ils traversèrent le port en formation plus ou moins ordonnée pour finalement s'arrêter à quelques pâtés de maisons de là devant une grande bâtisse où deux gardes en armes les firent passer après avoir échangé quelques mots avec leur chef. Eléonore fronça les sourcils. Elle connaissait cet endroit. C'était une salle de réception qui donnait sur la grande place où se déroulait une bonne partie des événements officiels de petite envergure de la capitale de Zagash. Cela ne pouvait signifier qu'une seule chose : on leur avait réservé une petite sauterie d'accueil. A cette pensée, un rictus déforma le visage de la militaire. C'te blague, alors qu'ils revenaient les mains vides la queue entre les jambes. Un regard par la fenêtre lui confirma son intuition et la foule présente sur la place lui arracha même un hoquet de surprise.</text:p>
      <text:p text:style-name="Standard"/>
      <text:p text:style-name="Standard">-Oh putain, le gratin ! Y a même plein de cols jaunes*...</text:p>
      <text:p text:style-name="Standard"/>
      <text:p text:style-name="Standard">-Ferme-la, Steinfort !</text:p>
      <text:p text:style-name="Standard"/>
      <text:p text:style-name="Standard">Le ton sec et autoritaire de son chef d'unité la surprit presque autant que la vision grégaire qu'elle venait d'avoir et sous le choc, elle se tut pour une fois sans utiliser de répartie cinglante. Ok, le bonhomme était stressé. Faut dire que la seule chose qui effraie vraiment un soldat qui vient de passer des années sur le front avec pour seules interactions des conseils de guerre et des interrogatoires était un officiel. Et il y en avait à la pelle aujourd'hui. Si Eléonore se délectait de cette situation ubuesque, elle semblait bien être la seule du corps expéditionnaire, et son sourire amusé ne trouvait comme écho que les regards inquiets de ses camarades en sa direction. D'ailleurs, cet engouement n'était pas la seule raison de la défiance qu'ils avaient tous -en tout cas ceux qui la connaissaient bien- à son égard. Il fallait admettre que la jeune femme aux cheveux d'or avait comme qui dirait... changé ces dernières semaines.</text:p>
      <text:p text:style-name="Standard"/>
      <text:p text:style-name="Standard">Personne à part elle n'était évidemment au courant, mais la blonde savait pertinemment quand s'était opéré ce changement de personnalité. La mort de Richardson -à laquelle elle n'était pas étrangère. C'était depuis ce jour que son attitude avait radicalement viré. Elle qui était auparavant réservée, professionnelle et carrée (le parfait petit chien-chien de l'armée) était devenue une boule d'énergie, faisant preuve de l'impertinence la plus totale. Et c'était sans parler de sa nouvelle passion pour la technologie daënare et pour la pratique des « interrogatoires », autre secret qu'elle gardait jalousement. Si certains membres de son équipe avaient des soupçons à son égard, la Zagashienne elle n'avait plus aucun doute. Si elle était si différente aujourd'hui, c'était parce qu'elle avait changé en profondeur. Dans sa [i]nature[/i].</text:p>
      <text:p text:style-name="Standard"/>
      <text:p text:style-name="Standard">La jeune femme fut tirée de ses rêveries par la voix de son supérieur qui tonnait à nouveau à leur intention.</text:p>
      <text:p text:style-name="Standard"/>
      <text:p text:style-name="Standard"><text:soft-page-break/>-Comme vous pouvez le voir, la ville a organisé une petite fête pour notre retour des îles célestes...</text:p>
      <text:p text:style-name="Standard"/>
      <text:p text:style-name="Standard">-Et on fête quoi, exactement ? La mort de deux cents connards ?</text:p>
      <text:p text:style-name="Standard"/>
      <text:p text:style-name="Standard">-Ce qu'on fête, Steinfort, c'est déjà que certains d'entre nous soient revenus entier -même si pour certains cas, on aurait peut-être mieux fait de les laisser là-haut. </text:p>
      <text:p text:style-name="Standard"/>
      <text:p text:style-name="Standard">Il la regarda avec insistance, indiquant ainsi avec subtilité à qui il pensait pour les « cas » en question, comme si ce n'était pas déjà évident pour tout le monde. Quelques rires fusèrent dans le groupe. Eléonore haussa les épaules, insensible à ce genre de provocations ras des pâquerettes. Le pseudo-officier reprit.</text:p>
      <text:p text:style-name="Standard"/>
      <text:p text:style-name="Standard">-Et aussi les perspectives de conquête qu'apporte l'expérience que nous avons engrangée pendant ces années en-haut. Donc voilà comment ça va se passer : il va y avoir un discours, pendant lequel vous allez vous ranger bien sagement en formation et fermer vos grandes gueules. Ensuite y aura un buffet. Pendant ce buffet, je veux vous voir vous bâfrer tellement que vous ne pourrez pas l'ouvrir une seule fois. Mais je ne doute pas de votre capacité à vous empiffrer (nouveaux rires). Vous avez intérêt à vous tenir, ça va déjà être assez délicat à gérer vu le fiasco total qu'est cette expédition. Je ne veux pas en voir un seul s'approcher d'un col... jaune. Laissez nous gérer ça.</text:p>
      <text:p text:style-name="Standard"/>
      <text:p text:style-name="Standard">Il hésita un instant avant de lâcher ce dernier mot, rechignant visiblement à utiliser la même expression qu'Eléonore, sur qui son regard était définitivement braqué. Si les autres gars étaient trop bêtes, ou pas assez, pour se risquer à désobéir, elle était la seule qui l'inquiétait vraiment. Celle-ci prit un air outré, une main sur la poitrine d'un air de dire « Quoi ?! Moi ?! » qui ne lui allait vraiment pas. Sur ces mots, la petite troupe se mit en route et rejoint la place, sur laquelle le discours n'allait pas tarder à commencer. Quelques bataillons étaient déjà présents, bien rangés en carrés tous semblables, et son équipe en fit de même. Une vraie petite armée. D'amateurs. L'allocution démarra et tout le monde écouta en silence et avec attention. Enfin presque.</text:p>
      <text:p text:style-name="Standard"/>
      <text:p text:style-name="Standard">Il n'était même pas envisageable pour Eléonore d'obéir à ce crétin qui pétait plus haut que son cul. Depuis son régiment, la blondinette s'agitait, son regard parcourant la foule. Elle se tordait le cou dans tous les sens pour essayer de mettre la main sur le personnage le plus important de cette réception. Les laisser gérer ça ? Mais bien sûr. C'était l'occasion rêvée pour aller parler de ses ambitions à quelqu'un qui avait vraiment le pouvoir de faire changer les choses. Du pouvoir que pourrait leur conférer la technologie, s'ils mettaient la main dessus. Lorsque le discours -duquel elle n'avait pas entendu le moindre mot- se termina, des applaudissements retentirent puis le buffet fut officiellement ouvert. Eléonore alla se servir une bonne poignée d'amuse-bouches et repartit dans sa quête. Après des minutes de recherche infructueuses, la jeune femme se tourna en désespoir de cause vers l'une des gardes qui faisait la potiche devant une entrée de la place. La bouche pleine de pâte roulée (spécialité locale), elle l'accosta.</text:p>
      <text:p text:style-name="Standard"/>
      <text:p text:style-name="Standard">-Hep, gamine ! Dis-moi, c'est qui la plus grosse pointure, ici ? Je suis un peu rouillée niveau politique. Le Gharyn, l'est là ? C'est qui en ce moment d'ailleurs ?</text:p>
      <text:p text:style-name="Standard"/>
      <text:p text:style-name="Standard">*L'un des costumes traditionnels Zagashien pour les célébrations est constitué d'une grande cape noire et d'une chemise jaune autour de laquelle est nouée une écharpe blanche (oui, c'est moche), d'où l'expres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3T09:04:09.78</meta:creation-date>
    <dc:date>2018-07-26T22:09:31.13</dc:date>
    <meta:editing-duration>PT1H18M6S</meta:editing-duration>
    <meta:editing-cycles>227</meta:editing-cycles>
    <meta:generator>OpenOffice/4.1.1$Win32 OpenOffice.org_project/411m6$Build-9775</meta:generator>
    <meta:document-statistic meta:table-count="0" meta:image-count="0" meta:object-count="0" meta:page-count="3" meta:paragraph-count="17" meta:word-count="1250" meta:character-count="7510"/>
    <dc:creator>Théo </dc:creator>
  </office:meta>
</office:document-meta>
</file>